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a2ebd" officeooo:paragraph-rsid="000a2eb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a2ebd" officeooo:paragraph-rsid="000a2ebd" style:font-weight-asian="normal" style:font-weight-complex="normal"/>
    </style:style>
    <style:style style:name="P3" style:family="paragraph" style:parent-style-name="Standard">
      <style:text-properties officeooo:paragraph-rsid="000a2ebd"/>
    </style:style>
    <style:style style:name="P4" style:family="paragraph" style:parent-style-name="Header">
      <style:text-properties officeooo:rsid="000a2ebd" officeooo:paragraph-rsid="000a2ebd"/>
    </style:style>
    <style:style style:name="T1" style:family="text">
      <style:text-properties fo:color="#000000" style:font-name="Monospaced.plain" fo:font-size="12pt" style:font-size-asian="12pt"/>
    </style:style>
    <style:style style:name="T2" style:family="text">
      <style:text-properties fo:color="#000000" style:font-name="Monospaced.plain" fo:font-size="12pt" style:text-underline-style="solid" style:text-underline-width="auto" style:text-underline-color="font-color" fo:font-weight="bold" officeooo:rsid="000a2ebd" style:font-size-asian="12pt" style:font-weight-asian="bold" style:font-weight-complex="bold"/>
    </style:style>
    <style:style style:name="T3" style:family="text">
      <style:text-properties fo:color="#941edf" style:font-name="Monospaced.plain" fo:font-size="12pt" style:font-size-asian="12pt"/>
    </style:style>
    <style:style style:name="T4" style:family="text">
      <style:text-properties fo:color="#fa6400" style:font-name="Monospaced.plain" fo:font-size="12pt" style:font-size-asian="12pt"/>
    </style:style>
    <style:style style:name="T5" style:family="text">
      <style:text-properties fo:color="#00cb00" style:font-name="Monospaced.plain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ext:p text:style-name="P2"><text:span text:style-name="T1"><text:s text:c="3"/></text:span><text:span text:style-name="T3">public</text:span><text:span text:style-name="T1"> </text:span><text:span text:style-name="T3">class</text:span><text:span text:style-name="T1"> LinkedListA </text:span><text:span text:style-name="T3">extends</text:span><text:span text:style-name="T1"> LinkedList</text:span><text:line-break/><text:span text:style-name="T1"> <text:s text:c="2"/>{</text:span><text:line-break/><text:span text:style-name="T1"> <text:s text:c="5"/></text:span><text:span text:style-name="T4">// Complete the 'add by index' method below.</text:span><text:line-break/><text:span text:style-name="T1"> <text:s text:c="5"/></text:span><text:span text:style-name="T4">// The inherited class 'LinkedList' uses a dummy head node.</text:span><text:line-break/><text:span text:style-name="T1"> <text:s text:c="5"/></text:span><text:span text:style-name="T4">// Note if you use a 'find' method you must write it.</text:span><text:line-break/><text:span text:style-name="T1"> <text:s text:c="5"/></text:span><text:span text:style-name="T4">// Be sure to test for an invalid index and throw an </text:span><text:line-break/><text:span text:style-name="T1"> <text:s text:c="5"/></text:span><text:span text:style-name="T4">// IndexOutOfBoundsException if found...</text:span><text:line-break/><text:span text:style-name="T1"> <text:s text:c="5"/></text:span><text:span text:style-name="T4">// Don't forget to update size!</text:span><text:line-break/><text:span text:style-name="T1"> <text:s text:c="5"/></text:span><text:line-break/><text:span text:style-name="T1"> <text:s text:c="5"/></text:span><text:span text:style-name="T3">public</text:span><text:span text:style-name="T1"> </text:span><text:span text:style-name="T3">void</text:span><text:span text:style-name="T1"> add(</text:span><text:span text:style-name="T3">int</text:span><text:span text:style-name="T1"> index, Comparable dataToAdd)</text:span><text:line-break/><text:span text:style-name="T1"> <text:s text:c="5"/>{</text:span><text:line-break/><text:span text:style-name="T1"> <text:s text:c="8"/></text:span><text:span text:style-name="T3">if</text:span><text:span text:style-name="T1">(index &gt;= 0 &amp;&amp; index &lt;= size)</text:span><text:line-break/><text:span text:style-name="T1"> <text:s text:c="8"/>{</text:span><text:line-break/><text:span text:style-name="T1"> <text:s text:c="11"/>Node newNode = </text:span><text:span text:style-name="T3">new</text:span><text:span text:style-name="T1"> Node(dataToAdd);</text:span><text:line-break/><text:span text:style-name="T1"> <text:s text:c="11"/></text:span><text:span text:style-name="T3">if</text:span><text:span text:style-name="T1">(index == 0)</text:span><text:line-break/><text:span text:style-name="T1"> <text:s text:c="11"/>{</text:span><text:line-break/><text:span text:style-name="T1"> <text:s text:c="13"/>newNode.next = head.next;</text:span><text:line-break/><text:span text:style-name="T1"> <text:s text:c="14"/>head.next = newNode;</text:span><text:line-break/><text:span text:style-name="T1"> <text:s text:c="14"/></text:span><text:line-break/><text:span text:style-name="T1"> <text:s text:c="11"/>}</text:span><text:line-break/><text:span text:style-name="T1"> <text:s text:c="11"/></text:span><text:span text:style-name="T3">else</text:span><text:line-break/><text:span text:style-name="T1"> <text:s text:c="11"/>{</text:span><text:line-break/><text:span text:style-name="T1"> <text:s text:c="14"/>Node prev = find(index - 1);</text:span><text:line-break/><text:span text:style-name="T1"> <text:s text:c="14"/>newNode.next = prev.next;</text:span><text:line-break/><text:span text:style-name="T1"> <text:s text:c="14"/>prev.next = newNode;</text:span><text:line-break/><text:span text:style-name="T1"> <text:s text:c="11"/>}</text:span><text:line-break/><text:span text:style-name="T1"> <text:s text:c="10"/>size++;</text:span><text:line-break/><text:span text:style-name="T1"> <text:s text:c="8"/></text:span><text:line-break/><text:span text:style-name="T1"> <text:s text:c="8"/>}</text:span><text:line-break/><text:span text:style-name="T1"> <text:s text:c="8"/></text:span><text:span text:style-name="T3">else</text:span><text:line-break/><text:span text:style-name="T1"> <text:s text:c="8"/>{</text:span><text:line-break/><text:span text:style-name="T1"> <text:s text:c="11"/></text:span><text:span text:style-name="T3">throw</text:span><text:span text:style-name="T1"> </text:span><text:span text:style-name="T3">new</text:span><text:span text:style-name="T1"> IndexOutOfBoundsException(</text:span><text:span text:style-name="T5">"Index out of Bounds"</text:span><text:span text:style-name="T1"> + index);</text:span><text:line-break/><text:span text:style-name="T1"> <text:s text:c="11"/></text:span><text:line-break/><text:span text:style-name="T1"> <text:s text:c="8"/>}</text:span><text:line-break/><text:span text:style-name="T1"> <text:s text:c="5"/>}</text:span><text:span text:style-name="T4">// end add </text:span><text:line-break/><text:span text:style-name="T1"> <text:s text:c="5"/></text:span><text:line-break/><text:span text:style-name="T1"> <text:s text:c="5"/></text:span><text:span text:style-name="T4">//Add find method</text:span><text:line-break/><text:span text:style-name="T1"> <text:s text:c="5"/></text:span><text:span text:style-name="T3">private</text:span><text:span text:style-name="T1"> Node find(</text:span><text:span text:style-name="T3">int</text:span><text:span text:style-name="T1"> index)</text:span><text:line-break/><text:span text:style-name="T1"> <text:s text:c="5"/>{</text:span><text:line-break/><text:span text:style-name="T1"> <text:s text:c="8"/>Node curr = head.next;</text:span><text:line-break/><text:span text:style-name="T1"> <text:s text:c="8"/></text:span><text:span text:style-name="T3">for</text:span><text:span text:style-name="T1">(</text:span><text:span text:style-name="T3">int</text:span><text:span text:style-name="T1"> skip = 0; skip &lt; index; skip++)</text:span><text:line-break/><text:span text:style-name="T1"> <text:s text:c="8"/>{</text:span><text:line-break/><text:span text:style-name="T1"> <text:s text:c="11"/>curr = curr.next;</text:span><text:line-break/><text:soft-page-break/><text:span text:style-name="T1"> <text:s text:c="8"/>}</text:span><text:line-break/><text:span text:style-name="T1"> <text:s text:c="8"/></text:span><text:span text:style-name="T3">return</text:span><text:span text:style-name="T1"> curr;</text:span><text:line-break/><text:span text:style-name="T1"> <text:s text:c="5"/>}</text:span><text:line-break/><text:span text:style-name="T1"> <text:s text:c="2"/></text:span><text:line-break/><text:line-break/><text:span text:style-name="T1"> <text:s text:c="2"/>}</text:span><text:span text:style-name="T4">// end class</text:span></text:p>
      <text:p text:style-name="P1"/>
      <text:p text:style-name="P1">Part 2:</text:p>
      <text:p text:style-name="P1"/>
      <text:p text:style-name="P3"><text:span text:style-name="T3">public</text:span><text:span text:style-name="T1"> </text:span><text:span text:style-name="T3">class</text:span><text:span text:style-name="T1"> LinkedListB </text:span><text:span text:style-name="T3">extends</text:span><text:span text:style-name="T1"> LinkedList</text:span><text:line-break/><text:span text:style-name="T1"> <text:s text:c="2"/>{</text:span><text:line-break/><text:span text:style-name="T1"> <text:s text:c="5"/></text:span><text:span text:style-name="T4">// <text:s/>Complete the 'removeAll' method below such that</text:span><text:line-break/><text:span text:style-name="T1"> <text:s text:c="5"/></text:span><text:span text:style-name="T4">// <text:s/>all occurances of a data value are removed from the list for</text:span><text:line-break/><text:span text:style-name="T1"> <text:s text:c="5"/></text:span><text:span text:style-name="T4">// <text:s/>each element of the passed-in array.</text:span><text:line-break/><text:span text:style-name="T1"> <text:s text:c="5"/></text:span><text:span text:style-name="T4">// <text:s/>For example, if the list contained values 3, 2, 2, 3, 4, 2, 5</text:span><text:line-break/><text:span text:style-name="T1"> <text:s text:c="5"/></text:span><text:span text:style-name="T4">// <text:s/>and the passed-in collection of items to remove is 2, 4 the</text:span><text:line-break/><text:span text:style-name="T1"> <text:s text:c="5"/></text:span><text:span text:style-name="T4">// <text:s/>resultant list would be reduced to 3, 3, 5.</text:span><text:line-break/><text:span text:style-name="T1"> <text:s text:c="5"/></text:span><text:span text:style-name="T4">// <text:s/>Return 'true' if the list was altered - return 'false' if the list </text:span><text:line-break/><text:span text:style-name="T1"> <text:s text:c="5"/></text:span><text:span text:style-name="T4">// <text:s/>is unchanged.</text:span><text:line-break/><text:span text:style-name="T1"> <text:s text:c="5"/></text:span><text:span text:style-name="T4">// <text:s/>If the array is null, throw a NullPointerException.</text:span><text:line-break/><text:span text:style-name="T1"> <text:s text:c="5"/></text:span><text:span text:style-name="T4">// <text:s/>Note the inherited class 'LinkedList' uses a dummy head node.</text:span><text:line-break/><text:span text:style-name="T1"> <text:s text:c="5"/></text:span><text:span text:style-name="T3">public</text:span><text:span text:style-name="T1"> </text:span><text:span text:style-name="T3">boolean</text:span><text:span text:style-name="T1"> removeAll(Comparable [] array)</text:span><text:line-break/><text:span text:style-name="T1"> <text:s text:c="5"/>{ <text:s/></text:span><text:line-break/><text:span text:style-name="T1"> <text:s text:c="5"/></text:span><text:span text:style-name="T4">// <text:s/>Your code goes here... </text:span><text:line-break/><text:span text:style-name="T1"> <text:s text:c="9"/>Comparable [] array2;</text:span><text:line-break/><text:span text:style-name="T1"> <text:s text:c="9"/>array2 = array;</text:span><text:line-break/><text:span text:style-name="T1"> <text:s text:c="9"/></text:span><text:span text:style-name="T3">if</text:span><text:span text:style-name="T1">(array.length &gt;= 0)</text:span><text:line-break/><text:span text:style-name="T1"> <text:s text:c="9"/>{</text:span><text:line-break/><text:span text:style-name="T1"> <text:s text:c="11"/></text:span><text:span text:style-name="T3">if</text:span><text:span text:style-name="T1">(array.length &lt; array2.length)</text:span><text:line-break/><text:span text:style-name="T1"> <text:s text:c="11"/>{</text:span><text:line-break/><text:span text:style-name="T1"> <text:s text:c="14"/></text:span><text:span text:style-name="T3">return</text:span><text:span text:style-name="T1"> </text:span><text:span text:style-name="T3">true</text:span><text:span text:style-name="T1">;</text:span><text:line-break/><text:span text:style-name="T1"> <text:s text:c="11"/>}</text:span><text:line-break/><text:span text:style-name="T1"> <text:s text:c="11"/></text:span><text:span text:style-name="T3">else</text:span><text:line-break/><text:span text:style-name="T1"> <text:s text:c="11"/>{</text:span><text:line-break/><text:span text:style-name="T1"> <text:s text:c="14"/></text:span><text:span text:style-name="T3">return</text:span><text:span text:style-name="T1"> </text:span><text:span text:style-name="T3">false</text:span><text:span text:style-name="T1">;</text:span><text:line-break/><text:span text:style-name="T1"> <text:s text:c="11"/>}</text:span><text:line-break/><text:span text:style-name="T1"> <text:s text:c="9"/>}</text:span><text:line-break/><text:span text:style-name="T1"> <text:s text:c="9"/></text:span><text:span text:style-name="T3">else</text:span><text:line-break/><text:span text:style-name="T1"> <text:s text:c="9"/>{</text:span><text:line-break/><text:span text:style-name="T1"> <text:s text:c="11"/></text:span><text:span text:style-name="T3">throw</text:span><text:span text:style-name="T1"> </text:span><text:span text:style-name="T3">new</text:span><text:span text:style-name="T1"> NullPointerException(</text:span><text:span text:style-name="T5">"List is empty"</text:span><text:span text:style-name="T1">);</text:span><text:line-break/><text:span text:style-name="T1"> <text:s text:c="9"/>}</text:span><text:line-break/><text:span text:style-name="T1"> <text:s text:c="5"/>}</text:span><text:span text:style-name="T4">// end removeAll</text:span><text:line-break/><text:span text:style-name="T1"> <text:s text:c="2"/></text:span><text:line-break/><text:soft-page-break/><text:span text:style-name="T1"> <text:s text:c="8"/></text:span><text:line-break/><text:span text:style-name="T1"> <text:s text:c="2"/>}</text:span><text:span text:style-name="T4">// end class</text:span></text:p>
      <text:p text:style-name="P1"><text:span text:style-name="T4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2ebd" officeooo:paragraph-rsid="000a2eb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Jones</text:p>
        <text:p text:style-name="MP1">Lab 14 – APE Linked List</text:p>
        <text:p text:style-name="MP1">6/3/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0:47:08.910266543</meta:creation-date>
    <dc:date>2014-06-03T10:49:39.261343045</dc:date>
    <meta:editing-duration>P0D</meta:editing-duration>
    <meta:editing-cycles>1</meta:editing-cycles>
    <meta:document-statistic meta:table-count="0" meta:image-count="0" meta:object-count="0" meta:page-count="3" meta:paragraph-count="7" meta:word-count="320" meta:character-count="2555" meta:non-whitespace-character-count="1489"/>
    <meta:generator>LibreOffice/4.1.3.2$Linux_X86_64 LibreOffice_project/410m0$Build-2</meta:generator>
  </office:meta>
</office:document-meta>
</file>